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cm" fo:margin-right="0cm" fo:text-align="justify" style:justify-single-word="false" fo:text-indent="0cm" style:auto-text-indent="false"/>
    </style:style>
    <style:style style:name="P3" style:family="paragraph" style:parent-style-name="Standard" style:list-style-name="WW8Num7">
      <style:paragraph-properties fo:margin-top="0cm" fo:margin-bottom="0cm" loext:contextual-spacing="false" fo:text-align="justify" style:justify-single-word="false"/>
    </style:style>
    <style:style style:name="P4" style:family="paragraph" style:parent-style-name="Standard" style:list-style-name="WW8Num5">
      <style:paragraph-properties fo:margin-top="0cm" fo:margin-bottom="0cm" loext:contextual-spacing="false" fo:text-align="justify" style:justify-single-word="false"/>
    </style:style>
    <style:style style:name="P5" style:family="paragraph" style:parent-style-name="Standard" style:list-style-name="WW8Num8">
      <style:paragraph-properties fo:margin-top="0cm" fo:margin-bottom="0cm" loext:contextual-spacing="false" fo:text-align="justify" style:justify-single-word="false"/>
    </style:style>
    <style:style style:name="P6" style:family="paragraph" style:parent-style-name="Standard" style:list-style-name="WW8Num4">
      <style:paragraph-properties fo:margin-top="0cm" fo:margin-bottom="0cm" loext:contextual-spacing="false" fo:text-align="justify" style:justify-single-word="false"/>
    </style:style>
    <style:style style:name="P7" style:family="paragraph" style:parent-style-name="Standard" style:list-style-name="WW8Num2">
      <style:paragraph-properties fo:margin-top="0cm" fo:margin-bottom="0cm" loext:contextual-spacing="false" fo:text-align="justify" style:justify-single-word="false"/>
    </style:style>
    <style:style style:name="P8" style:family="paragraph" style:parent-style-name="Standard" style:list-style-name="WW8Num1">
      <style:paragraph-properties fo:margin-top="0cm" fo:margin-bottom="0cm" loext:contextual-spacing="false"/>
    </style:style>
    <style:style style:name="P9" style:family="paragraph" style:parent-style-name="Standard" style:list-style-name="WW8Num3">
      <style:paragraph-properties fo:margin-top="0cm" fo:margin-bottom="0cm" loext:contextual-spacing="false"/>
    </style:style>
    <style:style style:name="P10" style:family="paragraph" style:parent-style-name="Standard" style:list-style-name="WW8Num7">
      <style:paragraph-properties fo:margin-top="0cm" fo:margin-bottom="0.494cm" loext:contextual-spacing="false" fo:text-align="justify" style:justify-single-word="false"/>
      <style:text-properties officeooo:paragraph-rsid="000c22a0"/>
    </style:style>
    <style:style style:name="P11" style:family="paragraph" style:parent-style-name="Standard" style:list-style-name="WW8Num5">
      <style:paragraph-properties fo:margin-top="0cm" fo:margin-bottom="0.494cm" loext:contextual-spacing="false" fo:text-align="justify" style:justify-single-word="false"/>
    </style:style>
    <style:style style:name="P12" style:family="paragraph" style:parent-style-name="Standard" style:list-style-name="WW8Num8">
      <style:paragraph-properties fo:margin-top="0cm" fo:margin-bottom="0.494cm" loext:contextual-spacing="false" fo:text-align="justify" style:justify-single-word="false"/>
    </style:style>
    <style:style style:name="P13" style:family="paragraph" style:parent-style-name="Standard" style:list-style-name="WW8Num4">
      <style:paragraph-properties fo:margin-top="0cm" fo:margin-bottom="0.494cm" loext:contextual-spacing="false" fo:text-align="justify" style:justify-single-word="false"/>
    </style:style>
    <style:style style:name="P14" style:family="paragraph" style:parent-style-name="Standard" style:list-style-name="WW8Num2">
      <style:paragraph-properties fo:margin-top="0cm" fo:margin-bottom="0.494cm" loext:contextual-spacing="false" fo:text-align="justify" style:justify-single-word="false"/>
    </style:style>
    <style:style style:name="P15" style:family="paragraph" style:parent-style-name="Standard" style:list-style-name="WW8Num1">
      <style:paragraph-properties fo:margin-top="0cm" fo:margin-bottom="0.494cm" loext:contextual-spacing="false"/>
    </style:style>
    <style:style style:name="P16" style:family="paragraph" style:parent-style-name="Standard" style:list-style-name="WW8Num3">
      <style:paragraph-properties fo:margin-top="0cm" fo:margin-bottom="0.494cm" loext:contextual-spacing="false"/>
    </style:style>
    <style:style style:name="P17" style:family="paragraph" style:parent-style-name="Standard" style:list-style-name="WW8Num6">
      <style:paragraph-properties fo:margin-left="2.54cm" fo:margin-right="0cm" fo:margin-top="0cm" fo:margin-bottom="0cm" loext:contextual-spacing="false" fo:text-align="justify" style:justify-single-word="false" fo:text-indent="-0.635cm" style:auto-text-indent="false"/>
    </style:style>
    <style:style style:name="P18" style:family="paragraph" style:parent-style-name="Standard" style:list-style-name="WW8Num6">
      <style:paragraph-properties fo:margin-left="2.54cm" fo:margin-right="0cm" fo:margin-top="0cm" fo:margin-bottom="0.494cm" loext:contextual-spacing="false" fo:text-align="justify" style:justify-single-word="false" fo:text-indent="-0.635cm" style:auto-text-indent="false"/>
    </style:style>
    <style:style style:name="P19" style:family="paragraph" style:parent-style-name="Heading_20_1" style:master-page-name="Standard">
      <style:paragraph-properties fo:margin-top="0cm" fo:margin-bottom="0.494cm" loext:contextual-spacing="false" fo:text-align="justify" style:justify-single-word="false" style:page-number="auto"/>
    </style:style>
    <style:style style:name="P20" style:family="paragraph" style:parent-style-name="Heading_20_1">
      <style:paragraph-properties fo:break-before="page"/>
    </style:style>
    <style:style style:name="P21" style:family="paragraph" style:parent-style-name="Heading_20_1">
      <style:paragraph-properties fo:text-align="justify" style:justify-single-word="false" fo:break-before="page"/>
    </style:style>
    <style:style style:name="P22" style:family="paragraph" style:parent-style-name="Heading_20_1">
      <style:paragraph-properties fo:text-align="justify" style:justify-single-word="false" fo:break-before="page"/>
      <style:text-properties officeooo:paragraph-rsid="000c22a0"/>
    </style:style>
    <style:style style:name="P23" style:family="paragraph" style:parent-style-name="Normal_20__28_Web_29_">
      <style:paragraph-properties fo:text-align="justify" style:justify-single-word="false"/>
    </style:style>
    <style:style style:name="P24" style:family="paragraph" style:parent-style-name="Normal_20__28_Web_29_">
      <style:paragraph-properties fo:margin-left="1cm" fo:margin-right="0cm" fo:text-align="justify" style:justify-single-word="false" fo:text-indent="0cm" style:auto-text-indent="false"/>
    </style:style>
    <style:style style:name="T1" style:family="text">
      <style:text-properties style:text-position="super 58%"/>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ABADIE Paul, père</text:h>
      <text:p text:style-name="P23">Bordeaux, 22 juillet 1783, Bordeaux, 24 décembre 1868.</text:p>
      <text:p text:style-name="P23">Il était lui-même le fils d’un entrepreneur de plâtrerie. Sur sa carrière et ses oeuvres, cf. Bauchal et Lacaine. Il est intéressant de noter qu’il construisit en 1840 l’église Saint-Jacques de l’Houmeau à Angoulême en style néo-roman, style que son <text:a xlink:type="simple" xlink:href="http://elec.enc.sorbonne.fr/architectes/1" text:style-name="Internet_20_link" text:visited-style-name="Visited_20_Internet_20_Link"><text:span text:style-name="Internet_20_link">fils</text:span></text:a> s’employa à répandre ultérieurement. Il fut architecte du département de la Charente de 1818 à 1853. Son <text:a xlink:type="simple" xlink:href="http://elec.enc.sorbonne.fr/architectes/1" text:style-name="Internet_20_link" text:visited-style-name="Visited_20_Internet_20_Link"><text:span text:style-name="Internet_20_link">fils</text:span></text:a> le proposa au ministre comme inspecteur des édifices diocésains d’Angoulême le 24 août 1849, en demandant des honoraires de 2 % et un fixe de 2 000 fr., soit le maximum : il ne précisait pas qu’il s’agissait de son père. « Je me suis attaché à trouver réunies des conditions de probité, de capacité et de convenance, j’ai consulté les personnes avec lesquelles cet inspecteur devrait être un jour en relation directe  »</text:p>
      <text:p text:style-name="P23">En 1853, Reynaud écrit à son sujet (compte-rendu du personnel) :</text:p>
      <text:p text:style-name="P2">M. Abadie père, ancien architecte du département, remplit près de son <text:a xlink:type="simple" xlink:href="http://elec.enc.sorbonne.fr/architectes/1" text:style-name="Internet_20_link" text:visited-style-name="Visited_20_Internet_20_Link"><text:span text:style-name="Internet_20_link">fils</text:span></text:a>, les fonctions d’inspecteur. Il y a sans doute quelque chose de regrettable dans cette situation anormale ; mais les sentiments du fils et l’excellent esprit qui les anime tous les deux ne permettent pas de s’en apercevoir dès qu’on se trouve avec eux. Il y a d’ailleurs tout avantage pour votre administration, car M. Abadie est un habile constructeur et même un fort bon architecte, quoique ses préférences le portent plutôt sur les formes à la mode au commencement de ce siècle que sur celles qui ont généralement cours aujourd’hui. C’est lui qui a donné les plans et dirigé les travaux du lycée d’Angoulême, lequel est assurément le plus convenable de tous les édifices du même genre que j’ai eu l’occasion de visiter. J’ajouterai que M. Abadie est un homme fort honorable qui se retire sans fortune faite, après avoir, dans sa longue carrière, fait exécuter des travaux importants.</text:p>
      <text:p text:style-name="P23">Abadie fut confirmé dans ses fonctions le 3 mars 1854. Il démissionna en 1864.</text:p>
      <text:list xml:id="list2022833390" text:style-name="WW8Num7">
        <text:list-item>
          <text:p text:style-name="P3">F<text:span text:style-name="T1">19</text:span> 7234.</text:p>
        </text:list-item>
        <text:list-item>
          <text:p text:style-name="P3">Bauchal, p. 599.</text:p>
        </text:list-item>
        <text:list-item>
          <text:p text:style-name="P3"><text:span text:style-name="T2">IND</text:span>, 1862-1863.</text:p>
        </text:list-item>
        <text:list-item>
          <text:p text:style-name="P10">Thieme et Becker, vol. I ; Sauer, vol. I.</text:p>
        </text:list-item>
      </text:list>
      <text:h text:style-name="P22" text:outline-level="1">ABADIE Paul</text:h>
      <text:p text:style-name="P23">Paris, 10 décembre 1812, Chatou, 12 août 1884.</text:p>
      <text:p text:style-name="P23">Étudie la peinture dans l’atelier d’Alaux et l’architecture dans celui d’Achille Leclère, élève de l’école des Beaux-Arts de 1835 à 1839, date à laquelle il fut admis au concours du grand prix.</text:p>
      <text:p text:style-name="P23">Il commença sa carrière en 1840 comme surnuméraire à l’agence des Archives du Royaume sous la direction d’Édouard Dubois et de Charles Lelong, fut nommé en 1842 auditeur au conseil des bâtiments civils où il resta jusqu’à 1845, obtint en 1845 la place de premier inspecteur de l’hôtel de la chambre des députés, donna immédiatement sa démission pour faire partie, comme second inspecteur, de l’agence des travaux de restauration de Notre-Dame de Paris.</text:p>
      <text:p text:style-name="P23">En 1844, il avait été attaché à la commission des monuments historiques et chargé d’étudier les édifices du sud-ouest.</text:p>
      <text:p text:style-name="P23">En 1849, il fut désigné auditeur à la commission des arts et édifices religieux et architecte diocésain d’Angoulême, Périgueux et Cahors.</text:p>
      <text:p text:style-name="P23">En 1853, <text:a xlink:type="simple" xlink:href="http://elec.enc.sorbonne.fr/architectes/432" text:style-name="Internet_20_link" text:visited-style-name="Visited_20_Internet_20_Link"><text:span text:style-name="Internet_20_link">Reynaud</text:span></text:a> écrit à son sujet (compte-rendu du personnel) :</text:p>
      <text:p text:style-name="P24">M. Abadie est l’un des architectes les plus distingués sous tous les rapports que j’ai rencontrés dans le cours de mon inspection. C’est un homme fort intelligent, un esprit sage et un artiste de grande valeur. Ses projets sont sérieusement étudiés, ses travaux sont parfaitement conduits, sa comptabilité peut être prise pour modèle. C’est après avoir inspecté, avec l’intérêt qu’ils méritent, les travaux exécutés par M. Abadie dans les diocèses d’Angoulême et de Périgueux et après avoir passé cinq jours avec lui que je me suis formé cette opinion.</text:p>
      <text:p text:style-name="P24">Je vous proposerai, M. le ministre, d’adresser à M. Abadie des témoignages de votre satisfaction en attendant l’époque, sans doute peu éloignée, où vous récompenserez, plus dignement encore ses excellents services par une décoration que je jugerai, dès à présent, parfaitement méritée, mais que je n’ose encore demander.</text:p>
      <text:p text:style-name="P23">En juin 1853, le préfet de la Charente le proposa pour la croix de la légion d’honneur. Le ministère des cultes s’y opposa, d’autant que le comité des inspecteurs généraux préférait pousser <text:a xlink:type="simple" xlink:href="http://elec.enc.sorbonne.fr/architectes/149" text:style-name="Internet_20_link" text:visited-style-name="Visited_20_Internet_20_Link"><text:span text:style-name="Internet_20_link">Danjoy</text:span></text:a> ; la direction des cultes notait à ce sujet :</text:p>
      <text:p text:style-name="P24">Au point de vue du service, la nomination de M. Abadie serait déplorable. Si nous avions trois ou quatre architectes comme lui, il faudrait fermer la porte. Il dépasse tous ses crédits, pèse sur notre budget diocésain, notre budget paroissial. Ainsi, en 1854, M. Abadie a dépensé à Angoulême 82 000 fr. au lieu de 35 000. À Périgueux, il a dépassé son crédit de 12 000 fr. Il nous coûte cher en frais de voyage : 4 630 fr. pour 1853 et 1854.</text:p>
      <text:p text:style-name="P24"><text:soft-page-break/>Je crois qu’il doit faire tourmenter M. Magne et ses deux évêques. Pourquoi ne demande-t-il pas au ministère d’État ? C’est, du reste, un homme capable et honnête mais il nous cause les plus grands embarras en excitant les appétits dans les diocèses et en dépassant les crédits.</text:p>
      <text:p text:style-name="P23">Il fut néanmoins nommé en 1856, bien que Contencin l’estimât trop jeune, alors que « des architectes d’un mérite consacré et d’une grande expérience attendent encore » : il était, en effet, recommandé par le ministre des finances.</text:p>
      <text:p text:style-name="P23">Il fut promu officier, sur proposition du ministre de la Maison de l’Empereur, le 14 août 1869.</text:p>
      <text:p text:style-name="P23">En 1872, il fut reçu au poste d’inspecteur général des édifices diocésains contre <text:a xlink:type="simple" xlink:href="http://elec.enc.sorbonne.fr/architectes/390" text:style-name="Internet_20_link" text:visited-style-name="Visited_20_Internet_20_Link"><text:span text:style-name="Internet_20_link">Ohnet</text:span></text:a>, alors membre du conseil municipal de Paris et fut désigné le 20 février 1872.</text:p>
      <text:p text:style-name="P23">Le 7 juillet 1874, il fut nommé architecte diocésain de Paris, en remplacement de <text:a xlink:type="simple" xlink:href="http://elec.enc.sorbonne.fr/architectes/504" text:style-name="Internet_20_link" text:visited-style-name="Visited_20_Internet_20_Link"><text:span text:style-name="Internet_20_link">Viollet-le-Duc</text:span></text:a>, démissionnaire. Le 9 juin 1880, il démissionna du poste d’Angoulême.</text:p>
      <text:p text:style-name="P23">Le 26 janvier 1881, il devint architecte diocésain de Bordeaux à la suite de <text:a xlink:type="simple" xlink:href="http://elec.enc.sorbonne.fr/architectes/288" text:style-name="Internet_20_link" text:visited-style-name="Visited_20_Internet_20_Link"><text:span text:style-name="Internet_20_link">Labbé</text:span></text:a>.</text:p>
      <text:p text:style-name="P23">En 1869, il avait été admis parmi les dix candidats au grand prix de 100 000 fr. pour la meilleure oeuvre d’art qui fut attribué à Duc. Inspecteur des travaux de la chambre des députés, il était aussi membre de la commission des monuments historiques depuis 1871, membre du jury de l’école des Beaux-Arts, et fut reçu membre de l’académie des Beaux-Arts en 1874.</text:p>
      <text:list xml:id="list1642456113" text:style-name="WW8Num5">
        <text:list-item>
          <text:p text:style-name="P4">F<text:span text:style-name="T1">19</text:span> 7224 et 7230.</text:p>
        </text:list-item>
        <text:list-item>
          <text:p text:style-name="P4"><text:span text:style-name="T2">Arch. Monum. Hist.</text:span>, 1994, p. 26.</text:p>
        </text:list-item>
        <text:list-item>
          <text:p text:style-name="P4">Bauchal, p. 599-600.</text:p>
        </text:list-item>
        <text:list-item>
          <text:p text:style-name="P4"><text:span text:style-name="T2">Congrès archéologique de France</text:span>, Paris, 1934, p. 262.</text:p>
        </text:list-item>
        <text:list-item>
          <text:p text:style-name="P4">Bouvier, 1999.</text:p>
        </text:list-item>
        <text:list-item>
          <text:p text:style-name="P4">Delaire, p. 202, <text:span text:style-name="T2">Mallard dit Abadie</text:span>.</text:p>
        </text:list-item>
        <text:list-item>
          <text:p text:style-name="P4">Dictionnaire arch. Paris, I, p. 11.</text:p>
        </text:list-item>
        <text:list-item>
          <text:p text:style-name="P4">Dubourg-Noves Pierre, <text:span text:style-name="T2">Iconographie de la cathédrale d’Angoulême de 1575 à 1880</text:span>, 1973, 2 vol. in-f°.- « Dessins de Paul Abadie en Normandie », dans les <text:span text:style-name="T2">Actes du 105e Congrès des sociétés savantes, Caen 1980, archéologie et histoire de l’art</text:span>, Paris, 1981, p. 214-238.</text:p>
        </text:list-item>
        <text:list-item>
          <text:p text:style-name="P4"><text:span text:style-name="T2">IND</text:span>, 1862-1863.</text:p>
        </text:list-item>
        <text:list-item>
          <text:p text:style-name="P4">Lacaine, <text:span text:style-name="T2">op. cit.</text:span></text:p>
        </text:list-item>
        <text:list-item>
          <text:p text:style-name="P4">Laroche Claude, « Abadie et Sainte-Marie de la Bastide : de la construction d’une église sur le sol instable à la fin du XIX<text:span text:style-name="T1">e</text:span> siècle », dans la <text:span text:style-name="T2">Revue historique de Bordeaux</text:span>, 1978, 1979, p. 135-153.</text:p>
        </text:list-item>
        <text:list-item>
          <text:p text:style-name="P4">« L’œuvre d’architecture de Paul Abadie (1812-1884). Situation culturelle et inventaire », dans le <text:span text:style-name="T2">Bulletin d’histoire de l’art français,</text:span> 1982, p. 219-238.</text:p>
        </text:list-item>
        <text:list-item>
          <text:p text:style-name="P4">Lassère Jean-Claude, « Sainte-Croix de Bordeaux », dans le catalogue de l’exposition <text:span text:style-name="T2">Viollet-le-Duc</text:span>, Paris, 1980, p. 140-141.</text:p>
        </text:list-item>
        <text:list-item>
          <text:p text:style-name="P4">Middleton, p. 383.</text:p>
        </text:list-item>
        <text:list-item>
          <text:p text:style-name="P4"><text:span text:style-name="T2">« Paul Abadie, architecte 1812-1884 »</text:span>, Angoulême, 1984, 222 p., rééd. Paris 1988, 372 p.</text:p>
        </text:list-item>
        <text:list-item>
          <text:p text:style-name="P4"><text:span text:style-name="T2">Revue générale d’architecture et des travaux publics</text:span>, 1885, p. 266-267, notice nécrologique.</text:p>
        </text:list-item>
        <text:list-item>
          <text:p text:style-name="P4">Thieme et Becker, I ; Sauer, I.</text:p>
        </text:list-item>
        <text:list-item>
          <text:p text:style-name="P11"><text:soft-page-break/>Thomine, 1995.</text:p>
        </text:list-item>
      </text:list>
      <text:h text:style-name="P21" text:outline-level="1">BÉZIERS-LAFOSSE Albert</text:h>
      <text:p text:style-name="P23">n. 1840, d. 14 septembre 1908.</text:p>
      <text:p text:style-name="P23">Entre à l’école des Beaux-Arts le 18 décembre 1863, élève de Philippon. De 1860 à 1866, il est conducteur des travaux de la Ville de Paris, nommé le 3 novembre 1863 à l’agence des Grands Magasins garde-meubles sous la direction de Pelleux, architecte ordinaire de l’Hôtel de ville. En 1865, il travaille à l’agence de la caserne de l’octroi au bastion 10 sous la direction de Salleron, architecte du XXe arrondissement.</text:p>
      <text:p text:style-name="P23">En Ille-et-Vilaine, il a construit diverses églises et presbytères et une trentaine d’écoles et de mairies. Il est nommé inspecteur des travaux diocésains de Rennes le 22 juin 1881 en remplacement de Hérault qui démissionne pour travailler avec son père, sculpteur et entrepreneur de menuiserie et ébénisterie.</text:p>
      <text:list xml:id="list3335412588" text:style-name="WW8Num8">
        <text:list-item>
          <text:p text:style-name="P5">F<text:span text:style-name="T1">19 </text:span>7234.</text:p>
        </text:list-item>
        <text:list-item>
          <text:p text:style-name="P12">Delaire, p. 105.</text:p>
        </text:list-item>
      </text:list>
      <text:h text:style-name="P21" text:outline-level="1">DURANT Simon</text:h>
      <text:p text:style-name="P23">n. Saint-Hippolyte (Gard), 24 novembre 1776, d. 1857.</text:p>
      <text:p text:style-name="P23">Élève de l’école polytechnique ; ancien directeur de l’hospice des Quinze-Vingts, à Paris. En 1822, il est installé à Nîmes, architecte de la ville et du département du Gard, directeur du cadastre. Il est chargé des travaux de restauration de la cathédrale de Nîmes. Il était l’oncle de l’architecte diocésain Gaston Bourdon. Parmi ses principaux ouvrages, il faut citer la maison centrale de détention de Nîmes, les prisons du palais de justice, divers hôtels, églises et propriétés particulières.</text:p>
      <text:p text:style-name="P23">En 1836, il fut nommé chevalier de la légion d’honneur ; il était membre de l’académie du Gard. Il publia un Album archéologique et description des monuments historiques du Gard en collaboration avec Henri Durant et Lavalle, architectes.</text:p>
      <text:list xml:id="list4272596098" text:style-name="WW8Num4">
        <text:list-item>
          <text:p text:style-name="P6">Lacaine, t. IX, p. 227-228.</text:p>
        </text:list-item>
        <text:list-item>
          <text:p text:style-name="P13">Durand, 1998.</text:p>
        </text:list-item>
      </text:list>
      <text:h text:style-name="P21" text:outline-level="1">MILLET Eugène</text:h>
      <text:p text:style-name="P23">n. Paris, 21 mai 1819, d. Cannes, 24 février 1879.</text:p>
      <text:p text:style-name="P23">Élève de l’école des Beaux-Arts (promotion 1837), de Labrouste et de Viollet-le-Duc et Gentilhomme. En 1847, il est adjoint à Viollet-le-Duc pour le service des documents, devient architecte diocésain après 1848 ; il est alors chargé des édifices diocésains de Troyes et de Châlons-sur-Marne. En 1857, il poursuit l’entreprise d’achèvement de la cathédrale de Moulins commencée par Lassus. Le 7 juillet 1874, il est chargé des édifices diocésains de Reims et de l’achèvement de la cathédrale de Clermont-Ferrand en remplacement de Viollet-le-Duc, démissionnaire.</text:p>
      <text:p text:style-name="P23">En 1853, le préfet de l’Aube tenta de substituer à Millet l’architecte départemental, Léonce Pérémé, au motif qu’il n’était pas résident et qu’il n’examinait pas les projets de construction et de réparation des édifices paroissiaux produits par les communes à l’appui de leurs demandes de secours. L’administration centrale répondit que la cathédrale de Troyes faisait l’objet de travaux extraordinaires ; que, de ce fait, l’architecte n’était pas tenu de résider ; et que de plus, l’architecte diocésain n’était pas chargé de rédiger les demandes de secours, mais d’en faire l’examen (24 mars 1854).</text:p>
      <text:p text:style-name="P23">La même année, Viollet-le-Duc exprimait sur Millet les propos suivants (compte-rendu du personnel) :</text:p>
      <text:p text:style-name="P2">M. Millet habite Paris. C’est de tous les architectes diocésains de ma circonscription le plus actif et l’un des plus capables. M. Millet a travaillé avec moi pendant sept ans, je m’abstiendrai donc de faire son éloge. à Troyes où M. Millet a dû faire exécuter les travaux très importants et difficiles, grâce à son activité, aux ressources de son intelligence, il a pu prévenir des accidents qui paraissaient imminents. Presque toujours sur son chantier, il sait communiquer son activité à ses entrepreneurs, ne se fiant à personne soit pour l’exécution de ses ordres, soit pour la régularité des comptes. Il voit tout par lui-même ; ses comptes, ses attachements passent par ses mains et il connaît toujours exactement sa situation. Il est rare que les prévisions de ses devis soient dépassées ou du moins, il avertit l’administration à temps lorsqu’il prévoit des difficultés nouvelles devant amener des surcroîts de dépenses. Le travail déjà exécuté à la cathédrale de Troyes par M. Millet lui fait le plus grand honneur et il y a lieu de le reconnaître hautement. M. Millet sait, du reste, se faire bien venir (sic) et toutes les autorités avec lesquelles il s’est trouvé en rapport ont rendu justice à son caractère. Il me paraît que l’administration devrait marquer sa satisfaction à M. Millet surtout après les difficultés innombrables qu’on lui a suscitées à Troyes.</text:p>
      <text:p text:style-name="P23">En 1875, Millet fut nommé inspecteur général des édifices diocésains en succession de Labrouste, il fut aussi professeur de construction à l’école des Beaux-Arts.</text:p>
      <text:list xml:id="list883961857" text:style-name="WW8Num6">
        <text:list-item>
          <text:p text:style-name="P17">F<text:span text:style-name="T1">19</text:span> 7232.</text:p>
        </text:list-item>
        <text:list-item>
          <text:p text:style-name="P17"><text:span text:style-name="T2">Arch. Monum. Hist.</text:span>, 1994, p. 30.</text:p>
        </text:list-item>
        <text:list-item>
          <text:p text:style-name="P17">Bauchal, p. 699-700.</text:p>
        </text:list-item>
        <text:list-item>
          <text:p text:style-name="P17">Bouvier, 1999.</text:p>
        </text:list-item>
        <text:list-item>
          <text:p text:style-name="P17"><text:span text:style-name="T2">Congrès archéologique de France</text:span>, Paris, 1934, p. 278.</text:p>
        </text:list-item>
        <text:list-item>
          <text:p text:style-name="P17"><text:soft-page-break/>Delaire, p. 209.</text:p>
        </text:list-item>
        <text:list-item>
          <text:p text:style-name="P17">Dictionnaire arch. Paris, III, p. 97.</text:p>
        </text:list-item>
        <text:list-item>
          <text:p text:style-name="P17">Middleton, p. 409.</text:p>
        </text:list-item>
        <text:list-item>
          <text:p text:style-name="P17">Thieme et Becker, XXIV.</text:p>
        </text:list-item>
        <text:list-item>
          <text:p text:style-name="P18">Nomblot Cécile, <text:span text:style-name="Emphasis">De la destruction de Cluny à la reconstruction du diocèse d’Autun : le néo-roman en Saône-et-Loire au XIX</text:span><text:span text:style-name="Emphasis"><text:span text:style-name="T1">e</text:span></text:span><text:span text:style-name="Emphasis"> siècle</text:span>, mémoire de DEA de l’université Lumière-Lyon 2 (François Fossier dir.), 175 p. dactyl, voir index.</text:p>
        </text:list-item>
      </text:list>
      <text:h text:style-name="P20" text:outline-level="1">REYNAUD François, Léonce</text:h>
      <text:p text:style-name="Normal_20__28_Web_29_">n. Lyon, 1803, d. Trouville, 1880.</text:p>
      <text:p text:style-name="Normal_20__28_Web_29_">Frère de l’encyclopédiste Jean Reynaud. Élève de l’école polytechnique, ingénieur des ponts et chaussées, élève de l’école des Beaux-Arts (promotion 1824, ateliers de Durand et Huyot). Inspecteur général des édifices diocésains du 7 mars 1853 à 1856.</text:p>
      <text:p text:style-name="Normal_20__28_Web_29_">Ce saint-simonien fut professeur d’architecture à l’école polytechnique (1837) et à l’école des ponts et chaussées (1840), inspecteur général des ponts et chaussées (1856), directeur des phares et balises ; président de la commission de sauvetage maritime instituée au ministère de l’agriculture, du commerce et de l’industrie en 1861, vice-président de la commission de la société de sauvetage des naufragés ; directeur de l’école des ponts et chaussées (1869).</text:p>
      <text:p text:style-name="Normal_20__28_Web_29_">Il a construit le phare des Héaux-de-Bréhat (1835-1839), une jetée à l’entrée du port de Paimpol (1835-1837) ; a effectué des études de phares et d’appareils d’éclairage sous la direction de Fresnel de 1840 à 1846.</text:p>
      <text:p text:style-name="Normal_20__28_Web_29_">Il a publié un Mémoire sur l’éclairage et le balisage des côtes de France, 2 vol., in-4° et atlas in-fol. et un Traité d’architecture, 2 vol. in-4° et 2 atlas in-fol., Paris, 1850-1858.</text:p>
      <text:list xml:id="list2825689132" text:style-name="WW8Num1">
        <text:list-item>
          <text:p text:style-name="P8">F. de Dartein, <text:span text:style-name="T2">M. Léonce Reynaud, sa vie et ses œuvres</text:span>, Paris, 1885.</text:p>
        </text:list-item>
        <text:list-item>
          <text:p text:style-name="P8">Charvet, p. 329-331.</text:p>
        </text:list-item>
        <text:list-item>
          <text:p text:style-name="P8">Delaire, p. 231.</text:p>
        </text:list-item>
        <text:list-item>
          <text:p text:style-name="P8">Dictionnaire arch. Paris, IV, p. 61.</text:p>
        </text:list-item>
        <text:list-item>
          <text:p text:style-name="P8">H. Fortoul et Léon Vaudoyer, <text:span text:style-name="T2">De l’art en Allemagne</text:span>, 1841-1842.</text:p>
        </text:list-item>
        <text:list-item>
          <text:p text:style-name="P8">Pierre Leroux et Jean Reynaud, <text:span text:style-name="T2">Encyclopédie nouvelle</text:span>, 1835-1841, vol. 1, architecture et 1839-1842, vol. 1, p. 770.</text:p>
        </text:list-item>
        <text:list-item>
          <text:p text:style-name="P8">Middleton, p. 417.</text:p>
        </text:list-item>
        <text:list-item>
          <text:p text:style-name="P8">Nikolaus Pevsner, <text:span text:style-name="T2">Some architectural writers of the nineteenth century</text:span>, 1972, p. 194-216.</text:p>
        </text:list-item>
        <text:list-item>
          <text:p text:style-name="P8">Léon Vaudoyer et Lenoir, "Études d’architecture en France", dans le <text:span text:style-name="T2">Magasin pittoresque</text:span>, 1839-1854 (notamment 1839, p. 334, 1842, p. 122).</text:p>
        </text:list-item>
        <text:list-item>
          <text:p text:style-name="P8">Léon Vaudoyer, <text:span text:style-name="T2">Histoire de l’architecture en France</text:span>, Patria, Paris, 1847.</text:p>
        </text:list-item>
        <text:list-item>
          <text:p text:style-name="P15">Sur Jean Reynaud, frère de Léonce, voir : A. Griffiths : <text:span text:style-name="T2">Jean Reynaud, encyclopédiste de l’époque romantique</text:span>, Paris, 1965.</text:p>
        </text:list-item>
      </text:list>
      <text:h text:style-name="P20" text:outline-level="1">TRUELLE</text:h>
      <text:p text:style-name="Normal_20__28_Web_29_">Élève de Gauthier. Architecte diocésain de Troyes avant 1848 mais doit abandonner en 1848 la cathédrale et le 15 mars 1850, l’évêché et le séminaire (à la demande de l’évêque) à Millet.</text:p>
      <text:list xml:id="list3757218812" text:style-name="WW8Num3">
        <text:list-item>
          <text:p text:style-name="P9">F<text:span text:style-name="T1">19</text:span> 4545.</text:p>
        </text:list-item>
        <text:list-item>
          <text:p text:style-name="P16">Bauchal, p. 725.</text:p>
        </text:list-item>
      </text:list>
      <text:h text:style-name="P21" text:outline-level="1">VÉROLLES Paul</text:h>
      <text:p text:style-name="P23">1808-1856.</text:p>
      <text:p text:style-name="P23">Architecte du département du Calvados ; architecte des édifices diocésains de Bayeux ; en 1848, Victor Ruprich-Robert est chargé de la cathédrale et en 1854 de l’évêché et du séminaire. L’honorariat lui est conféré à cette date. En 1853, Reynaud écrivit à son sujet (compte-rendu du personnel) :</text:p>
      <text:p text:style-name="P2">M. Vérolles m’a paru être un architecte fort convenable, s’occupant sérieusement des projets dont il est chargé et des travaux qu’il dirige. L’évêque m’a déclaré en être très satisfait. C’est d’ailleurs un homme modeste qui, tout en désirant beaucoup conserver sa position, n’a nullement l’ambition d’enlever la cathédrale à M. Ruprich-Robert dont il ne songe pas à décliner la supériorité. Peut-être, pourrait-on concilier les exigences du service avec les égards qui sont dus à M. Vérolles en lui donnant le titre d’architecte honoraire et lui laissant entrevoir la possibilité de devenir titulaire dès que la restauration de la cathédrale sera terminée.</text:p>
      <text:list xml:id="list3739641450" text:style-name="WW8Num2">
        <text:list-item>
          <text:p text:style-name="P7">F<text:span text:style-name="T1">19</text:span> 7233.</text:p>
        </text:list-item>
        <text:list-item>
          <text:p text:style-name="P7">Bauchal, p. 729.</text:p>
        </text:list-item>
        <text:list-item>
          <text:p text:style-name="P14">Delaire, p. 254.</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language-asian="ko" style:country-asian="KR" style:font-weight-asian="bold" style:font-size-complex="24pt" style:language-complex="fr" style:country-complex="FR" style:font-weight-complex="bold"/>
    </style:style>
    <style:style style:name="Normal_20__28_Web_29_" style:display-name="Normal (Web)" style:family="paragraph" style:parent-style-name="Standard">
      <style:paragraph-properties fo:margin-top="0.494cm" fo:margin-bottom="0.494cm" loext:contextual-spacing="false"/>
      <style:text-properties style:language-asian="ko" style:country-asian="KR" style:language-complex="fr" style:country-complex="FR"/>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ADIE Paul, père</dc:title>
    <meta:initial-creator>Olivier Canteaud</meta:initial-creator>
    <meta:creation-date>2016-09-06T08:26:00</meta:creation-date>
    <dc:creator>Olivier Canteaud</dc:creator>
    <dc:date>2016-09-06T16:48:00</dc:date>
    <meta:editing-cycles>1</meta:editing-cycles>
    <meta:editing-duration>PT1H24M</meta:editing-duration>
    <meta:generator>LibreOffice/5.3.7.2$MacOSX_X86_64 LibreOffice_project/6b8ed514a9f8b44d37a1b96673cbbdd077e24059</meta:generator>
    <meta:document-statistic meta:table-count="0" meta:image-count="0" meta:object-count="0" meta:page-count="11" meta:paragraph-count="103" meta:word-count="2549" meta:character-count="15387" meta:non-whitespace-character-count="12992"/>
  </office:meta>
</office:document-meta>
</file>